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rbuja" table:style-name="ta1">
        <table:shapes>
          <draw:frame draw:z-index="0" draw:style-name="gr1" draw:text-style-name="P1" svg:width="16.751cm" svg:height="9.754cm" svg:x="14.65cm" svg:y="1.058cm">
            <draw:object draw:notify-on-update-of-ranges="Burbuja.A3:Burbuja.A23 Burbuja.B2:Burbuja.B2 Burbuja.B3:Burbuja.B23 Burbuja.C2:Burbuja.C2 Burbuja.C3:Burbuja.C23 Burbuja.D2:Burbuja.D2 Burbuja.D3:Burbuja.D23 Burbuja.E2:Burbuja.E2 Burbuja.E3:Burbuja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6377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13500" calcext:value-type="float">
            <text:p>14413500</text:p>
          </table:table-cell>
          <table:table-cell office:value-type="float" office:value="2910700" calcext:value-type="float">
            <text:p>2910700</text:p>
          </table:table-cell>
          <table:table-cell office:value-type="float" office:value="8936600" calcext:value-type="float">
            <text:p>8936600</text:p>
          </table:table-cell>
          <table:table-cell table:formula="of:=([.B3]+[.C3]+[.D3])/3" office:value-type="float" office:value="8753600" calcext:value-type="float">
            <text:p>8753600</text:p>
          </table:table-cell>
          <table:table-cell table:number-columns-repeated="1637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144700" calcext:value-type="float">
            <text:p>63144700</text:p>
          </table:table-cell>
          <table:table-cell office:value-type="float" office:value="75286100" calcext:value-type="float">
            <text:p>75286100</text:p>
          </table:table-cell>
          <table:table-cell office:value-type="float" office:value="77395900" calcext:value-type="float">
            <text:p>77395900</text:p>
          </table:table-cell>
          <table:table-cell table:style-name="ce6" office:value-type="float" office:value="71942233" calcext:value-type="float">
            <text:p>71942233</text:p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2014900" calcext:value-type="float">
            <text:p>292014900</text:p>
          </table:table-cell>
          <table:table-cell office:value-type="float" office:value="328551700" calcext:value-type="float">
            <text:p>328551700</text:p>
          </table:table-cell>
          <table:table-cell office:value-type="float" office:value="302566100" calcext:value-type="float">
            <text:p>302566100</text:p>
          </table:table-cell>
          <table:table-cell table:formula="of:=([.B5]+[.C5]+[.D5])/3" office:value-type="float" office:value="307710900" calcext:value-type="float">
            <text:p>307710900</text:p>
          </table:table-cell>
          <table:table-cell table:number-columns-repeated="16379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58406600" calcext:value-type="float">
            <text:p>658406600</text:p>
          </table:table-cell>
          <table:table-cell office:value-type="float" office:value="646176600" calcext:value-type="float">
            <text:p>646176600</text:p>
          </table:table-cell>
          <table:table-cell office:value-type="float" office:value="602252300" calcext:value-type="float">
            <text:p>602252300</text:p>
          </table:table-cell>
          <table:table-cell office:value-type="float" office:value="635609633" calcext:value-type="float">
            <text:p>635609633</text:p>
          </table:table-cell>
          <table:table-cell table:number-columns-repeated="1637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67598100" calcext:value-type="float">
            <text:p>1067598100</text:p>
          </table:table-cell>
          <table:table-cell office:value-type="float" office:value="1065380600" calcext:value-type="float">
            <text:p>1065380600</text:p>
          </table:table-cell>
          <table:table-cell office:value-type="float" office:value="1057207400" calcext:value-type="float">
            <text:p>1057207400</text:p>
          </table:table-cell>
          <table:table-cell table:formula="of:=([.B7]+[.C7]+[.D7])/3" office:value-type="float" office:value="1063395366.66667" calcext:value-type="float">
            <text:p>1063395366,66667</text:p>
          </table:table-cell>
          <table:table-cell table:number-columns-repeated="16379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84512100" calcext:value-type="float">
            <text:p>1684512100</text:p>
          </table:table-cell>
          <table:table-cell office:value-type="float" office:value="1754500700" calcext:value-type="float">
            <text:p>1754500700</text:p>
          </table:table-cell>
          <table:table-cell office:value-type="float" office:value="1672687100" calcext:value-type="float">
            <text:p>1672687100</text:p>
          </table:table-cell>
          <table:table-cell table:formula="of:=([.B8]+[.C8]+[.D8])/3" office:value-type="float" office:value="1703899966.66667" calcext:value-type="float">
            <text:p>1703899966,66667</text:p>
          </table:table-cell>
          <table:table-cell table:number-columns-repeated="16379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09612900" calcext:value-type="float">
            <text:p>2409612900</text:p>
          </table:table-cell>
          <table:table-cell office:value-type="float" office:value="2423326709" calcext:value-type="float">
            <text:p>2423326709</text:p>
          </table:table-cell>
          <table:table-cell office:value-type="float" office:value="2429928800" calcext:value-type="float">
            <text:p>2429928800</text:p>
          </table:table-cell>
          <table:table-cell table:formula="of:=([.B9]+[.C9]+[.D9])/3" office:value-type="float" office:value="2420956136.33333" calcext:value-type="float">
            <text:p>2420956136,33333</text:p>
          </table:table-cell>
          <table:table-cell table:number-columns-repeated="16379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296096100" calcext:value-type="float">
            <text:p>3296096100</text:p>
          </table:table-cell>
          <table:table-cell office:value-type="float" office:value="3299172600" calcext:value-type="float">
            <text:p>3299172600</text:p>
          </table:table-cell>
          <table:table-cell office:value-type="float" office:value="3315326300" calcext:value-type="float">
            <text:p>3315326300</text:p>
          </table:table-cell>
          <table:table-cell table:formula="of:=([.B10]+[.C10]+[.D10])/3" office:value-type="float" office:value="3303531666.66667" calcext:value-type="float">
            <text:p>3303531666,66667</text:p>
          </table:table-cell>
          <table:table-cell table:number-columns-repeated="16379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321467300" calcext:value-type="float">
            <text:p>4321467300</text:p>
          </table:table-cell>
          <table:table-cell office:value-type="float" office:value="4315204200" calcext:value-type="float">
            <text:p>4315204200</text:p>
          </table:table-cell>
          <table:table-cell office:value-type="float" office:value="4327823200" calcext:value-type="float">
            <text:p>4327823200</text:p>
          </table:table-cell>
          <table:table-cell table:formula="of:=([.B11]+[.C11]+[.D11])/3" office:value-type="float" office:value="4321498233.33333" calcext:value-type="float">
            <text:p>4321498233,33333</text:p>
          </table:table-cell>
          <table:table-cell table:number-columns-repeated="16379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489693500" calcext:value-type="float">
            <text:p>5489693500</text:p>
          </table:table-cell>
          <table:table-cell office:value-type="float" office:value="6755631700" calcext:value-type="float">
            <text:p>6755631700</text:p>
          </table:table-cell>
          <table:table-cell office:value-type="float" office:value="5475145900" calcext:value-type="float">
            <text:p>5475145900</text:p>
          </table:table-cell>
          <table:table-cell office:value-type="float" office:value="5477885500" calcext:value-type="float">
            <text:p>5477885500</text:p>
          </table:table-cell>
          <table:table-cell table:number-columns-repeated="1637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795870800" calcext:value-type="float">
            <text:p>6795870800</text:p>
          </table:table-cell>
          <table:table-cell office:value-type="float" office:value="6755631709" calcext:value-type="float">
            <text:p>6755631709</text:p>
          </table:table-cell>
          <table:table-cell office:value-type="float" office:value="6769521000" calcext:value-type="float">
            <text:p>6769521000</text:p>
          </table:table-cell>
          <table:table-cell table:formula="of:=([.B13]+[.C13]+[.D13])/3" office:value-type="float" office:value="6773674503" calcext:value-type="float">
            <text:p>6773674503</text:p>
          </table:table-cell>
          <table:table-cell table:number-columns-repeated="16379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215967800" calcext:value-type="float">
            <text:p>8215967800</text:p>
          </table:table-cell>
          <table:table-cell office:value-type="float" office:value="8164960300" calcext:value-type="float">
            <text:p>8164960300</text:p>
          </table:table-cell>
          <table:table-cell office:value-type="float" office:value="8187601400" calcext:value-type="float">
            <text:p>8187601400</text:p>
          </table:table-cell>
          <table:table-cell table:formula="of:=([.B14]+[.C14]+[.D14])/3" office:value-type="float" office:value="8189509833.33333" calcext:value-type="float">
            <text:p>8189509833,33333</text:p>
          </table:table-cell>
          <table:table-cell table:number-columns-repeated="16379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774323000" calcext:value-type="float">
            <text:p>9774323000</text:p>
          </table:table-cell>
          <table:table-cell office:value-type="float" office:value="9786389909" calcext:value-type="float">
            <text:p>9786389909</text:p>
          </table:table-cell>
          <table:table-cell office:value-type="float" office:value="9760073300" calcext:value-type="float">
            <text:p>9760073300</text:p>
          </table:table-cell>
          <table:table-cell table:formula="of:=([.B15]+[.C15]+[.D15])/3" office:value-type="float" office:value="9773595403" calcext:value-type="float">
            <text:p>9773595403</text:p>
          </table:table-cell>
          <table:table-cell table:number-columns-repeated="16379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1468186400" calcext:value-type="float">
            <text:p>11468186400</text:p>
          </table:table-cell>
          <table:table-cell office:value-type="float" office:value="11464272600" calcext:value-type="float">
            <text:p>11464272600</text:p>
          </table:table-cell>
          <table:table-cell office:value-type="float" office:value="11494712700" calcext:value-type="float">
            <text:p>11494712700</text:p>
          </table:table-cell>
          <table:table-cell table:formula="of:=([.B16]+[.C16]+[.D16])/3" office:value-type="float" office:value="11475723900" calcext:value-type="float">
            <text:p>11475723900</text:p>
          </table:table-cell>
          <table:table-cell table:number-columns-repeated="16379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3289603300" calcext:value-type="float">
            <text:p>13289603300</text:p>
          </table:table-cell>
          <table:table-cell office:value-type="float" office:value="13242169900" calcext:value-type="float">
            <text:p>13242169900</text:p>
          </table:table-cell>
          <table:table-cell office:value-type="float" office:value="13318311300" calcext:value-type="float">
            <text:p>13318311300</text:p>
          </table:table-cell>
          <table:table-cell table:formula="of:=([.B17]+[.C17]+[.D17])/3" office:value-type="float" office:value="13283361500" calcext:value-type="float">
            <text:p>13283361500</text:p>
          </table:table-cell>
          <table:table-cell table:number-columns-repeated="16379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302327300" calcext:value-type="float">
            <text:p>15302327300</text:p>
          </table:table-cell>
          <table:table-cell office:value-type="float" office:value="15275932000" calcext:value-type="float">
            <text:p>15275932000</text:p>
          </table:table-cell>
          <table:table-cell office:value-type="float" office:value="16378101000" calcext:value-type="float">
            <text:p>16378101000</text:p>
          </table:table-cell>
          <table:table-cell table:formula="of:=([.B18]+[.C18]+[.D18])/3" office:value-type="float" office:value="15652120100" calcext:value-type="float">
            <text:p>15652120100</text:p>
          </table:table-cell>
          <table:table-cell table:number-columns-repeated="16379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8176870300" calcext:value-type="float">
            <text:p>18176870300</text:p>
          </table:table-cell>
          <table:table-cell office:value-type="float" office:value="17870607100" calcext:value-type="float">
            <text:p>17870607100</text:p>
          </table:table-cell>
          <table:table-cell office:value-type="float" office:value="17439151800" calcext:value-type="float">
            <text:p>17439151800</text:p>
          </table:table-cell>
          <table:table-cell table:formula="of:=([.B19]+[.C19]+[.D19])/3" office:value-type="float" office:value="17828876400" calcext:value-type="float">
            <text:p>17828876400</text:p>
          </table:table-cell>
          <table:table-cell table:number-columns-repeated="16379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9759240800" calcext:value-type="float">
            <text:p>19759240800</text:p>
          </table:table-cell>
          <table:table-cell office:value-type="float" office:value="19709289700" calcext:value-type="float">
            <text:p>19709289700</text:p>
          </table:table-cell>
          <table:table-cell office:value-type="float" office:value="19667534000" calcext:value-type="float">
            <text:p>19667534000</text:p>
          </table:table-cell>
          <table:table-cell table:formula="of:=([.B20]+[.C20]+[.D20])/3" office:value-type="float" office:value="19712021500" calcext:value-type="float">
            <text:p>19712021500</text:p>
          </table:table-cell>
          <table:table-cell table:number-columns-repeated="1637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2122472500" calcext:value-type="float">
            <text:p>22122472500</text:p>
          </table:table-cell>
          <table:table-cell office:value-type="float" office:value="22576024300" calcext:value-type="float">
            <text:p>22576024300</text:p>
          </table:table-cell>
          <table:table-cell office:value-type="float" office:value="22178120400" calcext:value-type="float">
            <text:p>22178120400</text:p>
          </table:table-cell>
          <table:table-cell table:formula="of:=([.B21]+[.C21]+[.D21])/3" office:value-type="float" office:value="22292205733.3333" calcext:value-type="float">
            <text:p>22292205733,3333</text:p>
          </table:table-cell>
          <table:table-cell table:number-columns-repeated="16379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4726577600" calcext:value-type="float">
            <text:p>24726577600</text:p>
          </table:table-cell>
          <table:table-cell office:value-type="float" office:value="24680881100" calcext:value-type="float">
            <text:p>24680881100</text:p>
          </table:table-cell>
          <table:table-cell office:value-type="float" office:value="24956509200" calcext:value-type="float">
            <text:p>24956509200</text:p>
          </table:table-cell>
          <table:table-cell table:formula="of:=([.B22]+[.C22]+[.D22])/3" office:value-type="float" office:value="24787989300" calcext:value-type="float">
            <text:p>24787989300</text:p>
          </table:table-cell>
          <table:table-cell table:number-columns-repeated="16379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405128260" calcext:value-type="float">
            <text:p>27405128260</text:p>
          </table:table-cell>
          <table:table-cell office:value-type="float" office:value="27277870000" calcext:value-type="float">
            <text:p>27277870000</text:p>
          </table:table-cell>
          <table:table-cell office:value-type="float" office:value="27399871800" calcext:value-type="float">
            <text:p>27399871800</text:p>
          </table:table-cell>
          <table:table-cell table:formula="of:=([.B23]+[.C23]+[.D23])/3" office:value-type="float" office:value="27360956686.6667" calcext:value-type="float">
            <text:p>27360956686,6667</text:p>
          </table:table-cell>
          <table:table-cell table:number-columns-repeated="16379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ce7"/>
          <table:table-cell table:style-name="Default" table:number-columns-repeated="16376"/>
        </table:table-row>
      </table:table>
      <table:table table:name="Selección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style-name="Default">
            <draw:frame draw:z-index="0" draw:style-name="gr1" draw:text-style-name="P1" svg:width="16.751cm" svg:height="9.754cm" svg:x="2.16cm" svg:y="0.277cm">
              <draw:object draw:notify-on-update-of-ranges="Selección.A2:Selección.A2 Selección.A3:Selección.A23 Selección.B2:Selección.B2 Selección.B3:Selección.B23 Selección.C2:Selección.C2 Selección.C3:Selección.C23 Selección.D2:Selección.D2 Selección.D3:Selección.D23 Selección.E2:Selección.E2 Selección.E3:Selección.E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59300" calcext:value-type="float">
            <text:p>8359300</text:p>
          </table:table-cell>
          <table:table-cell office:value-type="float" office:value="2640900" calcext:value-type="float">
            <text:p>2640900</text:p>
          </table:table-cell>
          <table:table-cell office:value-type="float" office:value="17423600" calcext:value-type="float">
            <text:p>17423600</text:p>
          </table:table-cell>
          <table:table-cell table:formula="of:=([.B3]+[.C3]+[.D3])/3" office:value-type="float" office:value="9474600" calcext:value-type="float">
            <text:p>9474600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801900" calcext:value-type="float">
            <text:p>26801900</text:p>
          </table:table-cell>
          <table:table-cell office:value-type="float" office:value="24080100" calcext:value-type="float">
            <text:p>24080100</text:p>
          </table:table-cell>
          <table:table-cell office:value-type="float" office:value="21837500" calcext:value-type="float">
            <text:p>21837500</text:p>
          </table:table-cell>
          <table:table-cell office:value-type="float" office:value="24239833" calcext:value-type="float">
            <text:p>24239833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2271800" calcext:value-type="float">
            <text:p>72271800</text:p>
          </table:table-cell>
          <table:table-cell office:value-type="float" office:value="93269200" calcext:value-type="float">
            <text:p>93269200</text:p>
          </table:table-cell>
          <table:table-cell office:value-type="float" office:value="81142000" calcext:value-type="float">
            <text:p>81142000</text:p>
          </table:table-cell>
          <table:table-cell office:value-type="float" office:value="82224666" calcext:value-type="float">
            <text:p>82224666</text:p>
          </table:table-cell>
          <table:table-cell table:number-columns-repeated="8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88028200" calcext:value-type="float">
            <text:p>188028200</text:p>
          </table:table-cell>
          <table:table-cell office:value-type="float" office:value="176809400" calcext:value-type="float">
            <text:p>176809400</text:p>
          </table:table-cell>
          <table:table-cell office:value-type="float" office:value="246349700" calcext:value-type="float">
            <text:p>246349700</text:p>
          </table:table-cell>
          <table:table-cell table:formula="of:=([.B6]+[.C6]+[.D6])/3" office:value-type="float" office:value="203729100" calcext:value-type="float">
            <text:p>203729100</text:p>
          </table:table-cell>
          <table:table-cell table:number-columns-repeated="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3094800" calcext:value-type="float">
            <text:p>343094800</text:p>
          </table:table-cell>
          <table:table-cell office:value-type="float" office:value="365906909" calcext:value-type="float">
            <text:p>365906909</text:p>
          </table:table-cell>
          <table:table-cell office:value-type="float" office:value="310137100" calcext:value-type="float">
            <text:p>310137100</text:p>
          </table:table-cell>
          <table:table-cell office:value-type="float" office:value="339712933" calcext:value-type="float">
            <text:p>339712933</text:p>
          </table:table-cell>
          <table:table-cell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36436500" calcext:value-type="float">
            <text:p>436436500</text:p>
          </table:table-cell>
          <table:table-cell office:value-type="float" office:value="408752300" calcext:value-type="float">
            <text:p>408752300</text:p>
          </table:table-cell>
          <table:table-cell office:value-type="float" office:value="350276700" calcext:value-type="float">
            <text:p>350276700</text:p>
          </table:table-cell>
          <table:table-cell table:formula="of:=([.B8]+[.C8]+[.D8])/3" office:value-type="float" office:value="398488500" calcext:value-type="float">
            <text:p>398488500</text:p>
          </table:table-cell>
          <table:table-cell table:number-columns-repeated="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9771400" calcext:value-type="float">
            <text:p>509771400</text:p>
          </table:table-cell>
          <table:table-cell office:value-type="float" office:value="485731300" calcext:value-type="float">
            <text:p>485731300</text:p>
          </table:table-cell>
          <table:table-cell office:value-type="float" office:value="485817800" calcext:value-type="float">
            <text:p>485817800</text:p>
          </table:table-cell>
          <table:table-cell table:formula="of:=([.B9]+[.C9]+[.D9])/3" office:value-type="float" office:value="493773500" calcext:value-type="float">
            <text:p>493773500</text:p>
          </table:table-cell>
          <table:table-cell table:number-columns-repeated="8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68047000" calcext:value-type="float">
            <text:p>668047000</text:p>
          </table:table-cell>
          <table:table-cell office:value-type="float" office:value="652101100" calcext:value-type="float">
            <text:p>652101100</text:p>
          </table:table-cell>
          <table:table-cell office:value-type="float" office:value="691680200" calcext:value-type="float">
            <text:p>691680200</text:p>
          </table:table-cell>
          <table:table-cell table:formula="of:=([.B10]+[.C10]+[.D10])/3" office:value-type="float" office:value="670609433.333333" calcext:value-type="float">
            <text:p>670609433,333333</text:p>
          </table:table-cell>
          <table:table-cell table:number-columns-repeated="8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53145300" calcext:value-type="float">
            <text:p>853145300</text:p>
          </table:table-cell>
          <table:table-cell office:value-type="float" office:value="848240900" calcext:value-type="float">
            <text:p>848240900</text:p>
          </table:table-cell>
          <table:table-cell office:value-type="float" office:value="850982600" calcext:value-type="float">
            <text:p>850982600</text:p>
          </table:table-cell>
          <table:table-cell table:formula="of:=([.B11]+[.C11]+[.D11])/3" office:value-type="float" office:value="850789600" calcext:value-type="float">
            <text:p>850789600</text:p>
          </table:table-cell>
          <table:table-cell table:number-columns-repeated="8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115843400" calcext:value-type="float">
            <text:p>1115843400</text:p>
          </table:table-cell>
          <table:table-cell office:value-type="float" office:value="1076628000" calcext:value-type="float">
            <text:p>1076628000</text:p>
          </table:table-cell>
          <table:table-cell office:value-type="float" office:value="1105835700" calcext:value-type="float">
            <text:p>1105835700</text:p>
          </table:table-cell>
          <table:table-cell table:formula="of:=([.B12]+[.C12]+[.D12])/3" office:value-type="float" office:value="1099435700" calcext:value-type="float">
            <text:p>1099435700</text:p>
          </table:table-cell>
          <table:table-cell table:number-columns-repeated="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33919300" calcext:value-type="float">
            <text:p>1333919300</text:p>
          </table:table-cell>
          <table:table-cell office:value-type="float" office:value="1330717800" calcext:value-type="float">
            <text:p>1330717800</text:p>
          </table:table-cell>
          <table:table-cell office:value-type="float" office:value="1324741900" calcext:value-type="float">
            <text:p>1324741900</text:p>
          </table:table-cell>
          <table:table-cell table:formula="of:=([.B13]+[.C13]+[.D13])/3" office:value-type="float" office:value="1329793000" calcext:value-type="float">
            <text:p>1329793000</text:p>
          </table:table-cell>
          <table:table-cell table:number-columns-repeated="8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602746400" calcext:value-type="float">
            <text:p>1602746400</text:p>
          </table:table-cell>
          <table:table-cell office:value-type="float" office:value="1605222900" calcext:value-type="float">
            <text:p>1605222900</text:p>
          </table:table-cell>
          <table:table-cell office:value-type="float" office:value="1634870500" calcext:value-type="float">
            <text:p>1634870500</text:p>
          </table:table-cell>
          <table:table-cell table:formula="of:=([.B14]+[.C14]+[.D14])/3" office:value-type="float" office:value="1614279933.33333" calcext:value-type="float">
            <text:p>1614279933,33333</text:p>
          </table:table-cell>
          <table:table-cell table:number-columns-repeated="8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908493200" calcext:value-type="float">
            <text:p>1908493200</text:p>
          </table:table-cell>
          <table:table-cell office:value-type="float" office:value="1907341500" calcext:value-type="float">
            <text:p>1907341500</text:p>
          </table:table-cell>
          <table:table-cell office:value-type="float" office:value="1905755200" calcext:value-type="float">
            <text:p>1905755200</text:p>
          </table:table-cell>
          <table:table-cell table:formula="of:=([.B15]+[.C15]+[.D15])/3" office:value-type="float" office:value="1907196633.33333" calcext:value-type="float">
            <text:p>1907196633,33333</text:p>
          </table:table-cell>
          <table:table-cell table:number-columns-repeated="8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262147000" calcext:value-type="float">
            <text:p>2262147000</text:p>
          </table:table-cell>
          <table:table-cell office:value-type="float" office:value="2232797600" calcext:value-type="float">
            <text:p>2232797600</text:p>
          </table:table-cell>
          <table:table-cell office:value-type="float" office:value="2232243200" calcext:value-type="float">
            <text:p>2232243200</text:p>
          </table:table-cell>
          <table:table-cell table:formula="of:=([.B16]+[.C16]+[.D16])/3" office:value-type="float" office:value="2242395933.33333" calcext:value-type="float">
            <text:p>2242395933,33333</text:p>
          </table:table-cell>
          <table:table-cell table:number-columns-repeated="8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004184500" calcext:value-type="float">
            <text:p>3004184500</text:p>
          </table:table-cell>
          <table:table-cell office:value-type="float" office:value="2973333100" calcext:value-type="float">
            <text:p>2973333100</text:p>
          </table:table-cell>
          <table:table-cell office:value-type="float" office:value="2982441300" calcext:value-type="float">
            <text:p>2982441300</text:p>
          </table:table-cell>
          <table:table-cell table:formula="of:=([.B17]+[.C17]+[.D17])/3" office:value-type="float" office:value="2986652966.66667" calcext:value-type="float">
            <text:p>2986652966,66667</text:p>
          </table:table-cell>
          <table:table-cell table:number-columns-repeated="8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424126000" calcext:value-type="float">
            <text:p>3424126000</text:p>
          </table:table-cell>
          <table:table-cell office:value-type="float" office:value="3390891800" calcext:value-type="float">
            <text:p>3390891800</text:p>
          </table:table-cell>
          <table:table-cell office:value-type="float" office:value="3404888900" calcext:value-type="float">
            <text:p>3404888900</text:p>
          </table:table-cell>
          <table:table-cell table:formula="of:=([.B18]+[.C18]+[.D18])/3" office:value-type="float" office:value="3406635566.66667" calcext:value-type="float">
            <text:p>3406635566,66667</text:p>
          </table:table-cell>
          <table:table-cell table:number-columns-repeated="8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424126000" calcext:value-type="float">
            <text:p>3424126000</text:p>
          </table:table-cell>
          <table:table-cell office:value-type="float" office:value="3390891800" calcext:value-type="float">
            <text:p>3390891800</text:p>
          </table:table-cell>
          <table:table-cell office:value-type="float" office:value="3404888900" calcext:value-type="float">
            <text:p>3404888900</text:p>
          </table:table-cell>
          <table:table-cell table:formula="of:=([.B19]+[.C19]+[.D19])/3" office:value-type="float" office:value="3406635566.66667" calcext:value-type="float">
            <text:p>3406635566,66667</text:p>
          </table:table-cell>
          <table:table-cell table:number-columns-repeated="8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850276600" calcext:value-type="float">
            <text:p>3850276600</text:p>
          </table:table-cell>
          <table:table-cell office:value-type="float" office:value="3828928700" calcext:value-type="float">
            <text:p>3828928700</text:p>
          </table:table-cell>
          <table:table-cell office:value-type="float" office:value="3863149200" calcext:value-type="float">
            <text:p>3863149200</text:p>
          </table:table-cell>
          <table:table-cell table:formula="of:=([.B20]+[.C20]+[.D20])/3" office:value-type="float" office:value="3847451500" calcext:value-type="float">
            <text:p>3847451500</text:p>
          </table:table-cell>
          <table:table-cell table:number-columns-repeated="8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802745500" calcext:value-type="float">
            <text:p>4802745500</text:p>
          </table:table-cell>
          <table:table-cell office:value-type="float" office:value="4812997700" calcext:value-type="float">
            <text:p>4812997700</text:p>
          </table:table-cell>
          <table:table-cell office:value-type="float" office:value="4801412900" calcext:value-type="float">
            <text:p>4801412900</text:p>
          </table:table-cell>
          <table:table-cell table:formula="of:=([.B21]+[.C21]+[.D21])/3" office:value-type="float" office:value="4805718700" calcext:value-type="float">
            <text:p>4805718700</text:p>
          </table:table-cell>
          <table:table-cell table:number-columns-repeated="8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802745500" calcext:value-type="float">
            <text:p>4802745500</text:p>
          </table:table-cell>
          <table:table-cell office:value-type="float" office:value="4812997700" calcext:value-type="float">
            <text:p>4812997700</text:p>
          </table:table-cell>
          <table:table-cell office:value-type="float" office:value="4801412900" calcext:value-type="float">
            <text:p>4801412900</text:p>
          </table:table-cell>
          <table:table-cell table:formula="of:=([.B22]+[.C22]+[.D22])/3" office:value-type="float" office:value="4805718700" calcext:value-type="float">
            <text:p>4805718700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347363200" calcext:value-type="float">
            <text:p>5347363200</text:p>
          </table:table-cell>
          <table:table-cell office:value-type="float" office:value="5343753800" calcext:value-type="float">
            <text:p>5343753800</text:p>
          </table:table-cell>
          <table:table-cell office:value-type="float" office:value="5302400900" calcext:value-type="float">
            <text:p>5302400900</text:p>
          </table:table-cell>
          <table:table-cell table:formula="of:=([.B23]+[.C23]+[.D23])/3" office:value-type="float" office:value="5331172633.33333" calcext:value-type="float">
            <text:p>5331172633,33333</text:p>
          </table:table-cell>
          <table:table-cell table:number-columns-repeated="8"/>
        </table:table-row>
      </table:table>
      <table:table table:name="Inserción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6.4cm" svg:height="9.759cm" svg:x="0.793cm" svg:y="0.225cm">
              <draw:object draw:notify-on-update-of-ranges="Inserción.A3:Inserción.A23 Inserción.B2:Inserción.B2 Inserción.B3:Inserción.B23 Inserción.C2:Inserción.C2 Inserción.C3:Inserción.C23 Inserción.D2:Inserción.D2 Inserción.D3:Inserción.D23 Inserción.E2:Inserción.E2 Inserción.E3:Inserción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10494700" calcext:value-type="float">
            <text:p>10494700</text:p>
          </table:table-cell>
          <table:table-cell table:style-name="ce6" office:value-type="float" office:value="3848300" calcext:value-type="float">
            <text:p>3848300</text:p>
          </table:table-cell>
          <table:table-cell table:style-name="ce6" office:value-type="float" office:value="3724200" calcext:value-type="float">
            <text:p>3724200</text:p>
          </table:table-cell>
          <table:table-cell table:style-name="ce6" table:formula="of:=([.B3]+[.C3]+[.D3])/3" office:value-type="float" office:value="6022400" calcext:value-type="float">
            <text:p>602240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6" office:value-type="float" office:value="28071700" calcext:value-type="float">
            <text:p>28071700</text:p>
          </table:table-cell>
          <table:table-cell table:style-name="ce6" office:value-type="float" office:value="12808400" calcext:value-type="float">
            <text:p>12808400</text:p>
          </table:table-cell>
          <table:table-cell table:style-name="ce6" office:value-type="float" office:value="11413800" calcext:value-type="float">
            <text:p>11413800</text:p>
          </table:table-cell>
          <table:table-cell table:style-name="ce6" table:formula="of:=([.B4]+[.C4]+[.D4])/3" office:value-type="float" office:value="17431300" calcext:value-type="float">
            <text:p>1743130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6" office:value-type="float" office:value="42742800" calcext:value-type="float">
            <text:p>42742800</text:p>
          </table:table-cell>
          <table:table-cell table:style-name="ce6" office:value-type="float" office:value="41729000" calcext:value-type="float">
            <text:p>41729000</text:p>
          </table:table-cell>
          <table:table-cell table:style-name="ce6" office:value-type="float" office:value="40439000" calcext:value-type="float">
            <text:p>40439000</text:p>
          </table:table-cell>
          <table:table-cell table:style-name="ce6" office:value-type="float" office:value="41636933" calcext:value-type="float">
            <text:p>41636933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6" office:value-type="float" office:value="110559200" calcext:value-type="float">
            <text:p>110559200</text:p>
          </table:table-cell>
          <table:table-cell table:style-name="ce6" office:value-type="float" office:value="95998900" calcext:value-type="float">
            <text:p>95998900</text:p>
          </table:table-cell>
          <table:table-cell table:style-name="ce6" office:value-type="float" office:value="92573900" calcext:value-type="float">
            <text:p>92573900</text:p>
          </table:table-cell>
          <table:table-cell table:style-name="ce6" office:value-type="float" office:value="99710666" calcext:value-type="float">
            <text:p>99710666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6" office:value-type="float" office:value="209417100" calcext:value-type="float">
            <text:p>209417100</text:p>
          </table:table-cell>
          <table:table-cell table:style-name="ce6" office:value-type="float" office:value="181997400" calcext:value-type="float">
            <text:p>181997400</text:p>
          </table:table-cell>
          <table:table-cell table:style-name="ce6" office:value-type="float" office:value="175940000" calcext:value-type="float">
            <text:p>175940000</text:p>
          </table:table-cell>
          <table:table-cell table:style-name="ce6" office:value-type="float" office:value="188818166" calcext:value-type="float">
            <text:p>188818166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6" office:value-type="float" office:value="263290500" calcext:value-type="float">
            <text:p>263290500</text:p>
          </table:table-cell>
          <table:table-cell table:style-name="ce6" office:value-type="float" office:value="280403600" calcext:value-type="float">
            <text:p>280403600</text:p>
          </table:table-cell>
          <table:table-cell table:style-name="ce6" office:value-type="float" office:value="282360500" calcext:value-type="float">
            <text:p>282360500</text:p>
          </table:table-cell>
          <table:table-cell table:style-name="ce6" office:value-type="float" office:value="275351533" calcext:value-type="float">
            <text:p>275351533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6" office:value-type="float" office:value="380205100" calcext:value-type="float">
            <text:p>380205100</text:p>
          </table:table-cell>
          <table:table-cell table:style-name="ce6" office:value-type="float" office:value="343405400" calcext:value-type="float">
            <text:p>343405400</text:p>
          </table:table-cell>
          <table:table-cell table:style-name="ce6" office:value-type="float" office:value="310779900" calcext:value-type="float">
            <text:p>310779900</text:p>
          </table:table-cell>
          <table:table-cell table:style-name="ce6" table:formula="of:=([.B9]+[.C9]+[.D9])/3" office:value-type="float" office:value="344796800" calcext:value-type="float">
            <text:p>344796800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6" office:value-type="float" office:value="429254100" calcext:value-type="float">
            <text:p>429254100</text:p>
          </table:table-cell>
          <table:table-cell table:style-name="ce6" office:value-type="float" office:value="421735300" calcext:value-type="float">
            <text:p>421735300</text:p>
          </table:table-cell>
          <table:table-cell table:style-name="ce6" office:value-type="float" office:value="425649600" calcext:value-type="float">
            <text:p>425649600</text:p>
          </table:table-cell>
          <table:table-cell table:style-name="ce6" office:value-type="float" office:value="425546333" calcext:value-type="float">
            <text:p>425546333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6" office:value-type="float" office:value="552902600" calcext:value-type="float">
            <text:p>552902600</text:p>
          </table:table-cell>
          <table:table-cell table:style-name="ce6" office:value-type="float" office:value="580447500" calcext:value-type="float">
            <text:p>580447500</text:p>
          </table:table-cell>
          <table:table-cell table:style-name="ce6" office:value-type="float" office:value="550784000" calcext:value-type="float">
            <text:p>550784000</text:p>
          </table:table-cell>
          <table:table-cell table:style-name="ce6" office:value-type="float" office:value="561378033" calcext:value-type="float">
            <text:p>561378033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96295500" calcext:value-type="float">
            <text:p>696295500</text:p>
          </table:table-cell>
          <table:table-cell office:value-type="float" office:value="710108300" calcext:value-type="float">
            <text:p>710108300</text:p>
          </table:table-cell>
          <table:table-cell office:value-type="float" office:value="697924800" calcext:value-type="float">
            <text:p>697924800</text:p>
          </table:table-cell>
          <table:table-cell table:style-name="Default" office:value-type="float" office:value="701442866" calcext:value-type="float">
            <text:p>7014428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63217000" calcext:value-type="float">
            <text:p>863217000</text:p>
          </table:table-cell>
          <table:table-cell office:value-type="float" office:value="861618900" calcext:value-type="float">
            <text:p>861618900</text:p>
          </table:table-cell>
          <table:table-cell office:value-type="float" office:value="871044500" calcext:value-type="float">
            <text:p>871044500</text:p>
          </table:table-cell>
          <table:table-cell table:style-name="Default" office:value-type="float" office:value="865293466" calcext:value-type="float">
            <text:p>865293466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41906000" calcext:value-type="float">
            <text:p>1041906000</text:p>
          </table:table-cell>
          <table:table-cell office:value-type="float" office:value="1044694700" calcext:value-type="float">
            <text:p>1044694700</text:p>
          </table:table-cell>
          <table:table-cell office:value-type="float" office:value="1055960600" calcext:value-type="float">
            <text:p>1055960600</text:p>
          </table:table-cell>
          <table:table-cell table:formula="of:=([.B14]+[.C14]+[.D14])/3" office:value-type="float" office:value="1047520433.33333" calcext:value-type="float">
            <text:p>1047520433,33333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79930600" calcext:value-type="float">
            <text:p>1279930600</text:p>
          </table:table-cell>
          <table:table-cell office:value-type="float" office:value="1236751800" calcext:value-type="float">
            <text:p>1236751800</text:p>
          </table:table-cell>
          <table:table-cell office:value-type="float" office:value="1282994000" calcext:value-type="float">
            <text:p>1282994000</text:p>
          </table:table-cell>
          <table:table-cell table:formula="of:=([.B15]+[.C15]+[.D15])/3" office:value-type="float" office:value="1266558800" calcext:value-type="float">
            <text:p>1266558800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454605700" calcext:value-type="float">
            <text:p>1454605700</text:p>
          </table:table-cell>
          <table:table-cell office:value-type="float" office:value="1470399000" calcext:value-type="float">
            <text:p>1470399000</text:p>
          </table:table-cell>
          <table:table-cell office:value-type="float" office:value="1489556000" calcext:value-type="float">
            <text:p>1489556000</text:p>
          </table:table-cell>
          <table:table-cell table:formula="of:=([.B16]+[.C16]+[.D16])/3" office:value-type="float" office:value="1471520233.33333" calcext:value-type="float">
            <text:p>1471520233,33333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704518700" calcext:value-type="float">
            <text:p>1704518700</text:p>
          </table:table-cell>
          <table:table-cell office:value-type="float" office:value="1689328000" calcext:value-type="float">
            <text:p>1689328000</text:p>
          </table:table-cell>
          <table:table-cell office:value-type="float" office:value="1683864300" calcext:value-type="float">
            <text:p>1683864300</text:p>
          </table:table-cell>
          <table:table-cell table:formula="of:=([.B17]+[.C17]+[.D17])/3" office:value-type="float" office:value="1692570333.33333" calcext:value-type="float">
            <text:p>1692570333,33333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945503700" calcext:value-type="float">
            <text:p>1945503700</text:p>
          </table:table-cell>
          <table:table-cell office:value-type="float" office:value="1953361900" calcext:value-type="float">
            <text:p>1953361900</text:p>
          </table:table-cell>
          <table:table-cell office:value-type="float" office:value="1938929800" calcext:value-type="float">
            <text:p>1938929800</text:p>
          </table:table-cell>
          <table:table-cell table:formula="of:=([.B18]+[.C18]+[.D18])/3" office:value-type="float" office:value="1945931800" calcext:value-type="float">
            <text:p>19459318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199331200" calcext:value-type="float">
            <text:p>2199331200</text:p>
          </table:table-cell>
          <table:table-cell office:value-type="float" office:value="2206452000" calcext:value-type="float">
            <text:p>2206452000</text:p>
          </table:table-cell>
          <table:table-cell office:value-type="float" office:value="2250776600" calcext:value-type="float">
            <text:p>2250776600</text:p>
          </table:table-cell>
          <table:table-cell table:formula="of:=([.B19]+[.C19]+[.D19])/3" office:value-type="float" office:value="2218853266.66667" calcext:value-type="float">
            <text:p>2218853266,66667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489188500" calcext:value-type="float">
            <text:p>2489188500</text:p>
          </table:table-cell>
          <table:table-cell office:value-type="float" office:value="2498074800" calcext:value-type="float">
            <text:p>2498074800</text:p>
          </table:table-cell>
          <table:table-cell office:value-type="float" office:value="2529386400" calcext:value-type="float">
            <text:p>2529386400</text:p>
          </table:table-cell>
          <table:table-cell table:formula="of:=([.B20]+[.C20]+[.D20])/3" office:value-type="float" office:value="2505549900" calcext:value-type="float">
            <text:p>25055499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785768800" calcext:value-type="float">
            <text:p>2785768800</text:p>
          </table:table-cell>
          <table:table-cell office:value-type="float" office:value="2783943200" calcext:value-type="float">
            <text:p>2783943200</text:p>
          </table:table-cell>
          <table:table-cell office:value-type="float" office:value="2809109100" calcext:value-type="float">
            <text:p>2809109100</text:p>
          </table:table-cell>
          <table:table-cell table:formula="of:=([.B21]+[.C21]+[.D21])/3" office:value-type="float" office:value="2792940366.66667" calcext:value-type="float">
            <text:p>2792940366,66667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105263700" calcext:value-type="float">
            <text:p>3105263700</text:p>
          </table:table-cell>
          <table:table-cell office:value-type="float" office:value="3114128900" calcext:value-type="float">
            <text:p>3114128900</text:p>
          </table:table-cell>
          <table:table-cell office:value-type="float" office:value="3122124000" calcext:value-type="float">
            <text:p>3122124000</text:p>
          </table:table-cell>
          <table:table-cell table:formula="of:=([.B22]+[.C22]+[.D22])/3" office:value-type="float" office:value="3113838866.66667" calcext:value-type="float">
            <text:p>3113838866,66667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451866300" calcext:value-type="float">
            <text:p>3451866300</text:p>
          </table:table-cell>
          <table:table-cell office:value-type="float" office:value="3469302400" calcext:value-type="float">
            <text:p>3469302400</text:p>
          </table:table-cell>
          <table:table-cell office:value-type="float" office:value="3443393500" calcext:value-type="float">
            <text:p>3443393500</text:p>
          </table:table-cell>
          <table:table-cell table:formula="of:=([.B23]+[.C23]+[.D23])/3" office:value-type="float" office:value="3454854066.66667" calcext:value-type="float">
            <text:p>3454854066,66667</text:p>
          </table:table-cell>
          <table:table-cell table:number-columns-repeated="2"/>
        </table:table-row>
      </table:table>
      <table:table table:name="ShellSort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5.997cm" svg:height="9.748cm" svg:x="0.22cm" svg:y="0.213cm">
              <draw:object draw:notify-on-update-of-ranges="ShellSort.A3:ShellSort.A23 ShellSort.B2:ShellSort.B2 ShellSort.B3:ShellSort.B23 ShellSort.C2:ShellSort.C2 ShellSort.C3:ShellSort.C23 ShellSort.D2:ShellSort.D2 ShellSort.D3:ShellSort.D23 ShellSort.E2:ShellSort.E2 ShellSort.E3:ShellSort.E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6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6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6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6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6"/>
        </table:table-row>
      </table:table>
      <table:table table:name="QuickSort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>
            <draw:frame draw:z-index="0" draw:style-name="gr1" draw:text-style-name="P1" svg:width="15.997cm" svg:height="9.748cm" svg:x="2.066cm" svg:y="0.345cm">
              <draw:object draw:notify-on-update-of-ranges="QuickSort.A3:QuickSort.A23 QuickSort.B2:QuickSort.B2 QuickSort.B3:QuickSort.B23 QuickSort.C2:QuickSort.C2 QuickSort.C3:QuickSort.C23 QuickSort.D2:QuickSort.D2 QuickSort.D3:QuickSort.D23 QuickSort.E2:QuickSort.E2 QuickSort.E3:QuickSort.E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5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5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5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5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5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5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number:min-decimal-places="6" number:min-integer-digits="1"/>
    </number:number-style>
    <number:number-style style:name="N105">
      <number:number number:decimal-places="8" number:min-decimal-places="8" number:min-integer-digits="1"/>
    </number:number-style>
    <number:number-style style:name="N106">
      <number:number number:decimal-places="5" number:min-decimal-places="5"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00:46:53.275000000</dc:date>
    <meta:editing-duration>PT2H1M7S</meta:editing-duration>
    <meta:editing-cycles>25</meta:editing-cycles>
    <meta:generator>LibreOffice/7.4.2.3$Windows_X86_64 LibreOffice_project/382eef1f22670f7f4118c8c2dd222ec7ad009daf</meta:generator>
    <meta:document-statistic meta:table-count="5" meta:cell-count="387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2cm" svg:height="9.755cm" xlink:href=".." xlink:type="simple" chart:class="chart:line" chart:style-name="ch1">
        <chart:legend chart:legend-position="end" svg:x="14.032cm" svg:y="3.831cm" style:legend-expansion="high" chart:style-name="ch2"/>
        <chart:plot-area chart:style-name="ch3" table:cell-range-address="Burbuja.A2:Burbuja.E23" chart:data-source-has-labels="both" svg:x="0.78cm" svg:y="0.205cm" svg:width="13.228cm" svg:height="8.905cm">
          <chart:coordinate-region svg:x="3.068cm" svg:y="0.404cm" svg:width="10.8cm" svg:height="7.39cm"/>
          <chart:axis chart:dimension="x" chart:name="primary-x" chart:style-name="ch4" chartooo:axis-type="auto">
            <chartooo:date-scale/>
            <chart:title svg:x="6.067cm" svg:y="9.195cm" chart:style-name="ch5">
              <text:p>Tamaño del array</text:p>
            </chart:title>
            <chart:categories table:cell-range-address="Burbuja.A3:Burbuja.A23"/>
            <chart:grid chart:style-name="ch6" chart:class="major"/>
          </chart:axis>
          <chart:axis chart:dimension="y" chart:name="primary-y" chart:style-name="ch4">
            <chart:title svg:x="0cm" svg:y="5.574cm" chart:style-name="ch7">
              <text:p>Tiempo (ns)</text:p>
            </chart:title>
            <chart:grid chart:style-name="ch6" chart:class="major"/>
          </chart:axis>
          <chart:series chart:style-name="ch8" chart:values-cell-range-address="Burbuja.B3:Burbuja.B23" chart:label-cell-address="Burbuja.B2:Burbuja.B2" chart:class="chart:line">
            <chart:data-point chart:repeated="21"/>
          </chart:series>
          <chart:series chart:style-name="ch9" chart:values-cell-range-address="Burbuja.C3:Burbuja.C23" chart:label-cell-address="Burbuja.C2:Burbuja.C2" chart:class="chart:line">
            <chart:data-point chart:repeated="21"/>
          </chart:series>
          <chart:series chart:style-name="ch10" chart:values-cell-range-address="Burbuja.D3:Burbuja.D23" chart:label-cell-address="Burbuja.D2:Burbuja.D2" chart:class="chart:line">
            <chart:data-point chart:repeated="21"/>
          </chart:series>
          <chart:series chart:style-name="ch11" chart:values-cell-range-address="Burbuja.E3:Burbuja.E23" chart:label-cell-address="Burbuja.E2:Burbuja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Burbuja.B2:Burbuja.B2</svg:desc>
                </draw:g>
              </table:table-cell>
              <table:table-cell office:value-type="string">
                <text:p>Prueba 2</text:p>
                <draw:g>
                  <svg:desc>Burbuja.C2:Burbuja.C2</svg:desc>
                </draw:g>
              </table:table-cell>
              <table:table-cell office:value-type="string">
                <text:p>Prueba 3</text:p>
                <draw:g>
                  <svg:desc>Burbuja.D2:Burbuja.D2</svg:desc>
                </draw:g>
              </table:table-cell>
              <table:table-cell office:value-type="string">
                <text:p>Media</text:p>
                <draw:g>
                  <svg:desc>Burbuja.E2:Burbuja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urbuja.A3:Burbuja.A23</svg:desc>
                </draw:g>
              </table:table-cell>
              <table:table-cell office:value-type="float" office:value="14413500">
                <text:p>14413500</text:p>
                <draw:g>
                  <svg:desc>Burbuja.B3:Burbuja.B23</svg:desc>
                </draw:g>
              </table:table-cell>
              <table:table-cell office:value-type="float" office:value="2910700">
                <text:p>2910700</text:p>
                <draw:g>
                  <svg:desc>Burbuja.C3:Burbuja.C23</svg:desc>
                </draw:g>
              </table:table-cell>
              <table:table-cell office:value-type="float" office:value="8936600">
                <text:p>8936600</text:p>
                <draw:g>
                  <svg:desc>Burbuja.D3:Burbuja.D23</svg:desc>
                </draw:g>
              </table:table-cell>
              <table:table-cell office:value-type="float" office:value="8753600">
                <text:p>8753600</text:p>
                <draw:g>
                  <svg:desc>Burbuja.E3:Burbuja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3144700">
                <text:p>63144700</text:p>
              </table:table-cell>
              <table:table-cell office:value-type="float" office:value="75286100">
                <text:p>75286100</text:p>
              </table:table-cell>
              <table:table-cell office:value-type="float" office:value="77395900">
                <text:p>77395900</text:p>
              </table:table-cell>
              <table:table-cell office:value-type="float" office:value="71942233">
                <text:p>719422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2014900">
                <text:p>292014900</text:p>
              </table:table-cell>
              <table:table-cell office:value-type="float" office:value="328551700">
                <text:p>328551700</text:p>
              </table:table-cell>
              <table:table-cell office:value-type="float" office:value="302566100">
                <text:p>302566100</text:p>
              </table:table-cell>
              <table:table-cell office:value-type="float" office:value="307710900">
                <text:p>3077109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58406600">
                <text:p>658406600</text:p>
              </table:table-cell>
              <table:table-cell office:value-type="float" office:value="646176600">
                <text:p>646176600</text:p>
              </table:table-cell>
              <table:table-cell office:value-type="float" office:value="602252300">
                <text:p>602252300</text:p>
              </table:table-cell>
              <table:table-cell office:value-type="float" office:value="635609633">
                <text:p>6356096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67598100">
                <text:p>1067598100</text:p>
              </table:table-cell>
              <table:table-cell office:value-type="float" office:value="1065380600">
                <text:p>1065380600</text:p>
              </table:table-cell>
              <table:table-cell office:value-type="float" office:value="1057207400">
                <text:p>1057207400</text:p>
              </table:table-cell>
              <table:table-cell office:value-type="float" office:value="1063395366.66667">
                <text:p>1063395366.6666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684512100">
                <text:p>1684512100</text:p>
              </table:table-cell>
              <table:table-cell office:value-type="float" office:value="1754500700">
                <text:p>1754500700</text:p>
              </table:table-cell>
              <table:table-cell office:value-type="float" office:value="1672687100">
                <text:p>1672687100</text:p>
              </table:table-cell>
              <table:table-cell office:value-type="float" office:value="1703899966.66667">
                <text:p>1703899966.6666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409612900">
                <text:p>2409612900</text:p>
              </table:table-cell>
              <table:table-cell office:value-type="float" office:value="2423326709">
                <text:p>2423326709</text:p>
              </table:table-cell>
              <table:table-cell office:value-type="float" office:value="2429928800">
                <text:p>2429928800</text:p>
              </table:table-cell>
              <table:table-cell office:value-type="float" office:value="2420956136.33333">
                <text:p>2420956136.3333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296096100">
                <text:p>3296096100</text:p>
              </table:table-cell>
              <table:table-cell office:value-type="float" office:value="3299172600">
                <text:p>3299172600</text:p>
              </table:table-cell>
              <table:table-cell office:value-type="float" office:value="3315326300">
                <text:p>3315326300</text:p>
              </table:table-cell>
              <table:table-cell office:value-type="float" office:value="3303531666.66667">
                <text:p>3303531666.666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321467300">
                <text:p>4321467300</text:p>
              </table:table-cell>
              <table:table-cell office:value-type="float" office:value="4315204200">
                <text:p>4315204200</text:p>
              </table:table-cell>
              <table:table-cell office:value-type="float" office:value="4327823200">
                <text:p>4327823200</text:p>
              </table:table-cell>
              <table:table-cell office:value-type="float" office:value="4321498233.33333">
                <text:p>4321498233.3333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489693500">
                <text:p>5489693500</text:p>
              </table:table-cell>
              <table:table-cell office:value-type="float" office:value="6755631700">
                <text:p>6755631700</text:p>
              </table:table-cell>
              <table:table-cell office:value-type="float" office:value="5475145900">
                <text:p>5475145900</text:p>
              </table:table-cell>
              <table:table-cell office:value-type="float" office:value="5477885500">
                <text:p>54778855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795870800">
                <text:p>6795870800</text:p>
              </table:table-cell>
              <table:table-cell office:value-type="float" office:value="6755631709">
                <text:p>6755631709</text:p>
              </table:table-cell>
              <table:table-cell office:value-type="float" office:value="6769521000">
                <text:p>6769521000</text:p>
              </table:table-cell>
              <table:table-cell office:value-type="float" office:value="6773674503">
                <text:p>677367450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8215967800">
                <text:p>8215967800</text:p>
              </table:table-cell>
              <table:table-cell office:value-type="float" office:value="8164960300">
                <text:p>8164960300</text:p>
              </table:table-cell>
              <table:table-cell office:value-type="float" office:value="8187601400">
                <text:p>8187601400</text:p>
              </table:table-cell>
              <table:table-cell office:value-type="float" office:value="8189509833.33333">
                <text:p>8189509833.333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774323000">
                <text:p>9774323000</text:p>
              </table:table-cell>
              <table:table-cell office:value-type="float" office:value="9786389909">
                <text:p>9786389909</text:p>
              </table:table-cell>
              <table:table-cell office:value-type="float" office:value="9760073300">
                <text:p>9760073300</text:p>
              </table:table-cell>
              <table:table-cell office:value-type="float" office:value="9773595403">
                <text:p>977359540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1468186400">
                <text:p>11468186400</text:p>
              </table:table-cell>
              <table:table-cell office:value-type="float" office:value="11464272600">
                <text:p>11464272600</text:p>
              </table:table-cell>
              <table:table-cell office:value-type="float" office:value="11494712700">
                <text:p>11494712700</text:p>
              </table:table-cell>
              <table:table-cell office:value-type="float" office:value="11475723900">
                <text:p>114757239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289603300">
                <text:p>13289603300</text:p>
              </table:table-cell>
              <table:table-cell office:value-type="float" office:value="13242169900">
                <text:p>13242169900</text:p>
              </table:table-cell>
              <table:table-cell office:value-type="float" office:value="13318311300">
                <text:p>13318311300</text:p>
              </table:table-cell>
              <table:table-cell office:value-type="float" office:value="13283361500">
                <text:p>132833615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5302327300">
                <text:p>15302327300</text:p>
              </table:table-cell>
              <table:table-cell office:value-type="float" office:value="15275932000">
                <text:p>15275932000</text:p>
              </table:table-cell>
              <table:table-cell office:value-type="float" office:value="16378101000">
                <text:p>16378101000</text:p>
              </table:table-cell>
              <table:table-cell office:value-type="float" office:value="15652120100">
                <text:p>156521201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8176870300">
                <text:p>18176870300</text:p>
              </table:table-cell>
              <table:table-cell office:value-type="float" office:value="17870607100">
                <text:p>17870607100</text:p>
              </table:table-cell>
              <table:table-cell office:value-type="float" office:value="17439151800">
                <text:p>17439151800</text:p>
              </table:table-cell>
              <table:table-cell office:value-type="float" office:value="17828876400">
                <text:p>178288764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9759240800">
                <text:p>19759240800</text:p>
              </table:table-cell>
              <table:table-cell office:value-type="float" office:value="19709289700">
                <text:p>19709289700</text:p>
              </table:table-cell>
              <table:table-cell office:value-type="float" office:value="19667534000">
                <text:p>19667534000</text:p>
              </table:table-cell>
              <table:table-cell office:value-type="float" office:value="19712021500">
                <text:p>197120215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2122472500">
                <text:p>22122472500</text:p>
              </table:table-cell>
              <table:table-cell office:value-type="float" office:value="22576024300">
                <text:p>22576024300</text:p>
              </table:table-cell>
              <table:table-cell office:value-type="float" office:value="22178120400">
                <text:p>22178120400</text:p>
              </table:table-cell>
              <table:table-cell office:value-type="float" office:value="22292205733.3333">
                <text:p>22292205733.33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4726577600">
                <text:p>24726577600</text:p>
              </table:table-cell>
              <table:table-cell office:value-type="float" office:value="24680881100">
                <text:p>24680881100</text:p>
              </table:table-cell>
              <table:table-cell office:value-type="float" office:value="24956509200">
                <text:p>24956509200</text:p>
              </table:table-cell>
              <table:table-cell office:value-type="float" office:value="24787989300">
                <text:p>247879893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405128260">
                <text:p>27405128260</text:p>
              </table:table-cell>
              <table:table-cell office:value-type="float" office:value="27277870000">
                <text:p>27277870000</text:p>
              </table:table-cell>
              <table:table-cell office:value-type="float" office:value="27399871800">
                <text:p>27399871800</text:p>
              </table:table-cell>
              <table:table-cell office:value-type="float" office:value="27360956686.6667">
                <text:p>27360956686.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681cm" svg:y="3.834cm" style:legend-expansion="high" chart:style-name="ch2"/>
        <chart:plot-area chart:style-name="ch3" table:cell-range-address="Inserción.A2:Inserción.E23" chart:data-source-has-labels="both" svg:x="0.375cm" svg:y="0.206cm" svg:width="13.239cm" svg:height="8.913cm">
          <chart:coordinate-region svg:x="2.478cm" svg:y="0.406cm" svg:width="10.996cm" svg:height="7.397cm"/>
          <chart:axis chart:dimension="x" chart:name="primary-x" chart:style-name="ch4" chartooo:axis-type="auto">
            <chartooo:date-scale/>
            <chart:title svg:x="5.667cm" svg:y="9.2cm" chart:style-name="ch5">
              <text:p>Tamaño del array</text:p>
            </chart:title>
            <chart:categories table:cell-range-address="Inserción.A3:Inserción.A23"/>
            <chart:grid chart:style-name="ch6" chart:class="major"/>
          </chart:axis>
          <chart:axis chart:dimension="y" chart:name="primary-y" chart:style-name="ch4">
            <chart:title svg:x="0cm" svg:y="5.579cm" chart:style-name="ch7">
              <text:p>Tiempo (ns)</text:p>
            </chart:title>
            <chart:grid chart:style-name="ch6" chart:class="major"/>
          </chart:axis>
          <chart:series chart:style-name="ch8" chart:values-cell-range-address="Inserción.B3:Inserción.B23" chart:label-cell-address="Inserción.B2:Inserción.B2" chart:class="chart:line">
            <chart:data-point chart:repeated="21"/>
          </chart:series>
          <chart:series chart:style-name="ch9" chart:values-cell-range-address="Inserción.C3:Inserción.C23" chart:label-cell-address="Inserción.C2:Inserción.C2" chart:class="chart:line">
            <chart:data-point chart:repeated="21"/>
          </chart:series>
          <chart:series chart:style-name="ch10" chart:values-cell-range-address="Inserción.D3:Inserción.D23" chart:label-cell-address="Inserción.D2:Inserción.D2" chart:class="chart:line">
            <chart:data-point chart:repeated="21"/>
          </chart:series>
          <chart:series chart:style-name="ch9" chart:values-cell-range-address="Inserción.E3:Inserción.E23" chart:label-cell-address="Inserción.E2:Inserción.E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Inserción.B2:Inserción.B2</svg:desc>
                </draw:g>
              </table:table-cell>
              <table:table-cell office:value-type="string">
                <text:p>Prueba 2</text:p>
                <draw:g>
                  <svg:desc>Inserción.C2:Inserción.C2</svg:desc>
                </draw:g>
              </table:table-cell>
              <table:table-cell office:value-type="string">
                <text:p>Prueba 3</text:p>
                <draw:g>
                  <svg:desc>Inserción.D2:Inserción.D2</svg:desc>
                </draw:g>
              </table:table-cell>
              <table:table-cell office:value-type="string">
                <text:p>Media</text:p>
                <draw:g>
                  <svg:desc>Inserción.E2:Inserción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nserción.A3:Inserción.A23</svg:desc>
                </draw:g>
              </table:table-cell>
              <table:table-cell office:value-type="float" office:value="10494700">
                <text:p>10494700</text:p>
                <draw:g>
                  <svg:desc>Inserción.B3:Inserción.B23</svg:desc>
                </draw:g>
              </table:table-cell>
              <table:table-cell office:value-type="float" office:value="3848300">
                <text:p>3848300</text:p>
                <draw:g>
                  <svg:desc>Inserción.C3:Inserción.C23</svg:desc>
                </draw:g>
              </table:table-cell>
              <table:table-cell office:value-type="float" office:value="3724200">
                <text:p>3724200</text:p>
                <draw:g>
                  <svg:desc>Inserción.D3:Inserción.D23</svg:desc>
                </draw:g>
              </table:table-cell>
              <table:table-cell office:value-type="float" office:value="6022400">
                <text:p>6022400</text:p>
                <draw:g>
                  <svg:desc>Inserción.E3:Inserción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8071700">
                <text:p>28071700</text:p>
              </table:table-cell>
              <table:table-cell office:value-type="float" office:value="12808400">
                <text:p>12808400</text:p>
              </table:table-cell>
              <table:table-cell office:value-type="float" office:value="11413800">
                <text:p>11413800</text:p>
              </table:table-cell>
              <table:table-cell office:value-type="float" office:value="17431300">
                <text:p>174313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2742800">
                <text:p>42742800</text:p>
              </table:table-cell>
              <table:table-cell office:value-type="float" office:value="41729000">
                <text:p>41729000</text:p>
              </table:table-cell>
              <table:table-cell office:value-type="float" office:value="40439000">
                <text:p>40439000</text:p>
              </table:table-cell>
              <table:table-cell office:value-type="float" office:value="41636933">
                <text:p>416369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0559200">
                <text:p>110559200</text:p>
              </table:table-cell>
              <table:table-cell office:value-type="float" office:value="95998900">
                <text:p>95998900</text:p>
              </table:table-cell>
              <table:table-cell office:value-type="float" office:value="92573900">
                <text:p>92573900</text:p>
              </table:table-cell>
              <table:table-cell office:value-type="float" office:value="99710666">
                <text:p>997106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9417100">
                <text:p>209417100</text:p>
              </table:table-cell>
              <table:table-cell office:value-type="float" office:value="181997400">
                <text:p>181997400</text:p>
              </table:table-cell>
              <table:table-cell office:value-type="float" office:value="175940000">
                <text:p>175940000</text:p>
              </table:table-cell>
              <table:table-cell office:value-type="float" office:value="188818166">
                <text:p>1888181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63290500">
                <text:p>263290500</text:p>
              </table:table-cell>
              <table:table-cell office:value-type="float" office:value="280403600">
                <text:p>280403600</text:p>
              </table:table-cell>
              <table:table-cell office:value-type="float" office:value="282360500">
                <text:p>282360500</text:p>
              </table:table-cell>
              <table:table-cell office:value-type="float" office:value="275351533">
                <text:p>27535153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80205100">
                <text:p>380205100</text:p>
              </table:table-cell>
              <table:table-cell office:value-type="float" office:value="343405400">
                <text:p>343405400</text:p>
              </table:table-cell>
              <table:table-cell office:value-type="float" office:value="310779900">
                <text:p>310779900</text:p>
              </table:table-cell>
              <table:table-cell office:value-type="float" office:value="344796800">
                <text:p>3447968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29254100">
                <text:p>429254100</text:p>
              </table:table-cell>
              <table:table-cell office:value-type="float" office:value="421735300">
                <text:p>421735300</text:p>
              </table:table-cell>
              <table:table-cell office:value-type="float" office:value="425649600">
                <text:p>425649600</text:p>
              </table:table-cell>
              <table:table-cell office:value-type="float" office:value="425546333">
                <text:p>425546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52902600">
                <text:p>552902600</text:p>
              </table:table-cell>
              <table:table-cell office:value-type="float" office:value="580447500">
                <text:p>580447500</text:p>
              </table:table-cell>
              <table:table-cell office:value-type="float" office:value="550784000">
                <text:p>550784000</text:p>
              </table:table-cell>
              <table:table-cell office:value-type="float" office:value="561378033">
                <text:p>56137803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696295500">
                <text:p>696295500</text:p>
              </table:table-cell>
              <table:table-cell office:value-type="float" office:value="710108300">
                <text:p>710108300</text:p>
              </table:table-cell>
              <table:table-cell office:value-type="float" office:value="697924800">
                <text:p>697924800</text:p>
              </table:table-cell>
              <table:table-cell office:value-type="float" office:value="701442866">
                <text:p>7014428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63217000">
                <text:p>863217000</text:p>
              </table:table-cell>
              <table:table-cell office:value-type="float" office:value="861618900">
                <text:p>861618900</text:p>
              </table:table-cell>
              <table:table-cell office:value-type="float" office:value="871044500">
                <text:p>871044500</text:p>
              </table:table-cell>
              <table:table-cell office:value-type="float" office:value="865293466">
                <text:p>8652934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041906000">
                <text:p>1041906000</text:p>
              </table:table-cell>
              <table:table-cell office:value-type="float" office:value="1044694700">
                <text:p>1044694700</text:p>
              </table:table-cell>
              <table:table-cell office:value-type="float" office:value="1055960600">
                <text:p>1055960600</text:p>
              </table:table-cell>
              <table:table-cell office:value-type="float" office:value="1047520433.33333">
                <text:p>1047520433.333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79930600">
                <text:p>1279930600</text:p>
              </table:table-cell>
              <table:table-cell office:value-type="float" office:value="1236751800">
                <text:p>1236751800</text:p>
              </table:table-cell>
              <table:table-cell office:value-type="float" office:value="1282994000">
                <text:p>1282994000</text:p>
              </table:table-cell>
              <table:table-cell office:value-type="float" office:value="1266558800">
                <text:p>12665588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454605700">
                <text:p>1454605700</text:p>
              </table:table-cell>
              <table:table-cell office:value-type="float" office:value="1470399000">
                <text:p>1470399000</text:p>
              </table:table-cell>
              <table:table-cell office:value-type="float" office:value="1489556000">
                <text:p>1489556000</text:p>
              </table:table-cell>
              <table:table-cell office:value-type="float" office:value="1471520233.33333">
                <text:p>1471520233.333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04518700">
                <text:p>1704518700</text:p>
              </table:table-cell>
              <table:table-cell office:value-type="float" office:value="1689328000">
                <text:p>1689328000</text:p>
              </table:table-cell>
              <table:table-cell office:value-type="float" office:value="1683864300">
                <text:p>1683864300</text:p>
              </table:table-cell>
              <table:table-cell office:value-type="float" office:value="1692570333.33333">
                <text:p>1692570333.333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945503700">
                <text:p>1945503700</text:p>
              </table:table-cell>
              <table:table-cell office:value-type="float" office:value="1953361900">
                <text:p>1953361900</text:p>
              </table:table-cell>
              <table:table-cell office:value-type="float" office:value="1938929800">
                <text:p>1938929800</text:p>
              </table:table-cell>
              <table:table-cell office:value-type="float" office:value="1945931800">
                <text:p>19459318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199331200">
                <text:p>2199331200</text:p>
              </table:table-cell>
              <table:table-cell office:value-type="float" office:value="2206452000">
                <text:p>2206452000</text:p>
              </table:table-cell>
              <table:table-cell office:value-type="float" office:value="2250776600">
                <text:p>2250776600</text:p>
              </table:table-cell>
              <table:table-cell office:value-type="float" office:value="2218853266.66667">
                <text:p>2218853266.6666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489188500">
                <text:p>2489188500</text:p>
              </table:table-cell>
              <table:table-cell office:value-type="float" office:value="2498074800">
                <text:p>2498074800</text:p>
              </table:table-cell>
              <table:table-cell office:value-type="float" office:value="2529386400">
                <text:p>2529386400</text:p>
              </table:table-cell>
              <table:table-cell office:value-type="float" office:value="2505549900">
                <text:p>25055499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785768800">
                <text:p>2785768800</text:p>
              </table:table-cell>
              <table:table-cell office:value-type="float" office:value="2783943200">
                <text:p>2783943200</text:p>
              </table:table-cell>
              <table:table-cell office:value-type="float" office:value="2809109100">
                <text:p>2809109100</text:p>
              </table:table-cell>
              <table:table-cell office:value-type="float" office:value="2792940366.66667">
                <text:p>2792940366.66667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105263700">
                <text:p>3105263700</text:p>
              </table:table-cell>
              <table:table-cell office:value-type="float" office:value="3114128900">
                <text:p>3114128900</text:p>
              </table:table-cell>
              <table:table-cell office:value-type="float" office:value="3122124000">
                <text:p>3122124000</text:p>
              </table:table-cell>
              <table:table-cell office:value-type="float" office:value="3113838866.66667">
                <text:p>3113838866.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451866300">
                <text:p>3451866300</text:p>
              </table:table-cell>
              <table:table-cell office:value-type="float" office:value="3469302400">
                <text:p>3469302400</text:p>
              </table:table-cell>
              <table:table-cell office:value-type="float" office:value="3443393500">
                <text:p>3443393500</text:p>
              </table:table-cell>
              <table:table-cell office:value-type="float" office:value="3454854066.66667">
                <text:p>3454854066.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ShellSort.A2:ShellSort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ShellSort.A3:ShellSort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ShellSort.B3:ShellSort.B23" chart:label-cell-address="ShellSort.B2:ShellSort.B2" chart:class="chart:line">
            <chart:data-point chart:repeated="21"/>
          </chart:series>
          <chart:series chart:style-name="ch9" chart:values-cell-range-address="ShellSort.C3:ShellSort.C23" chart:label-cell-address="ShellSort.C2:ShellSort.C2" chart:class="chart:line">
            <chart:data-point chart:repeated="21"/>
          </chart:series>
          <chart:series chart:style-name="ch10" chart:values-cell-range-address="ShellSort.D3:ShellSort.D23" chart:label-cell-address="ShellSort.D2:ShellSort.D2" chart:class="chart:line">
            <chart:data-point chart:repeated="21"/>
          </chart:series>
          <chart:series chart:style-name="ch9" chart:values-cell-range-address="ShellSort.E3:ShellSort.E23" chart:label-cell-address="ShellSort.E2:ShellSort.E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ShellSort.B2:ShellSort.B2</svg:desc>
                </draw:g>
              </table:table-cell>
              <table:table-cell office:value-type="string">
                <text:p>Prueba 2</text:p>
                <draw:g>
                  <svg:desc>ShellSort.C2:ShellSort.C2</svg:desc>
                </draw:g>
              </table:table-cell>
              <table:table-cell office:value-type="string">
                <text:p>Prueba 3</text:p>
                <draw:g>
                  <svg:desc>ShellSort.D2:ShellSort.D2</svg:desc>
                </draw:g>
              </table:table-cell>
              <table:table-cell office:value-type="string">
                <text:p>Media</text:p>
                <draw:g>
                  <svg:desc>ShellSort.E2:ShellSort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llSort.A3:ShellSort.A23</svg:desc>
                </draw:g>
              </table:table-cell>
              <table:table-cell office:value-type="float" office:value="NaN">
                <text:p>NaN</text:p>
                <draw:g>
                  <svg:desc>ShellSort.B3:ShellSort.B23</svg:desc>
                </draw:g>
              </table:table-cell>
              <table:table-cell office:value-type="float" office:value="NaN">
                <text:p>NaN</text:p>
                <draw:g>
                  <svg:desc>ShellSort.C3:ShellSort.C23</svg:desc>
                </draw:g>
              </table:table-cell>
              <table:table-cell office:value-type="float" office:value="NaN">
                <text:p>NaN</text:p>
                <draw:g>
                  <svg:desc>ShellSort.D3:ShellSort.D23</svg:desc>
                </draw:g>
              </table:table-cell>
              <table:table-cell office:value-type="float" office:value="NaN">
                <text:p>NaN</text:p>
                <draw:g>
                  <svg:desc>ShellSort.E3:ShellSort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749cm" xlink:href=".." xlink:type="simple" chart:class="chart:line" chart:style-name="ch1">
        <chart:legend chart:legend-position="end" svg:x="13.278cm" svg:y="3.828cm" style:legend-expansion="high" chart:style-name="ch2"/>
        <chart:plot-area chart:style-name="ch3" table:cell-range-address="QuickSort.A2:QuickSort.E23" chart:data-source-has-labels="both" svg:x="0.596cm" svg:y="0.21cm" svg:width="12.355cm" svg:height="8.909cm">
          <chart:coordinate-region svg:x="1.262cm" svg:y="0.409cm" svg:width="11.549cm" svg:height="7.394cm"/>
          <chart:axis chart:dimension="x" chart:name="primary-x" chart:style-name="ch4" chartooo:axis-type="auto">
            <chartooo:date-scale/>
            <chart:title svg:x="5.446cm" svg:y="9.189cm" chart:style-name="ch5">
              <text:p>Tamaño del array</text:p>
            </chart:title>
            <chart:categories table:cell-range-address="QuickSort.A3:QuickSort.A23"/>
            <chart:grid chart:style-name="ch6" chart:class="major"/>
          </chart:axis>
          <chart:axis chart:dimension="y" chart:name="primary-y" chart:style-name="ch4">
            <chart:title svg:x="0cm" svg:y="5.581cm" chart:style-name="ch7">
              <text:p>Tiempo (ns)</text:p>
            </chart:title>
            <chart:grid chart:style-name="ch6" chart:class="major"/>
          </chart:axis>
          <chart:series chart:style-name="ch8" chart:values-cell-range-address="QuickSort.B3:QuickSort.B23" chart:label-cell-address="QuickSort.B2:QuickSort.B2" chart:class="chart:line">
            <chart:data-point chart:repeated="21"/>
          </chart:series>
          <chart:series chart:style-name="ch9" chart:values-cell-range-address="QuickSort.C3:QuickSort.C23" chart:label-cell-address="QuickSort.C2:QuickSort.C2" chart:class="chart:line">
            <chart:data-point chart:repeated="21"/>
          </chart:series>
          <chart:series chart:style-name="ch10" chart:values-cell-range-address="QuickSort.D3:QuickSort.D23" chart:label-cell-address="QuickSort.D2:QuickSort.D2" chart:class="chart:line">
            <chart:data-point chart:repeated="21"/>
          </chart:series>
          <chart:series chart:style-name="ch9" chart:values-cell-range-address="QuickSort.E3:QuickSort.E23" chart:label-cell-address="QuickSort.E2:QuickSort.E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QuickSort.B2:QuickSort.B2</svg:desc>
                </draw:g>
              </table:table-cell>
              <table:table-cell office:value-type="string">
                <text:p>Prueba 2</text:p>
                <draw:g>
                  <svg:desc>QuickSort.C2:QuickSort.C2</svg:desc>
                </draw:g>
              </table:table-cell>
              <table:table-cell office:value-type="string">
                <text:p>Prueba 3</text:p>
                <draw:g>
                  <svg:desc>QuickSort.D2:QuickSort.D2</svg:desc>
                </draw:g>
              </table:table-cell>
              <table:table-cell office:value-type="string">
                <text:p>Media</text:p>
                <draw:g>
                  <svg:desc>QuickSort.E2:QuickSort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QuickSort.A3:QuickSort.A23</svg:desc>
                </draw:g>
              </table:table-cell>
              <table:table-cell office:value-type="float" office:value="NaN">
                <text:p>NaN</text:p>
                <draw:g>
                  <svg:desc>QuickSort.B3:QuickSort.B23</svg:desc>
                </draw:g>
              </table:table-cell>
              <table:table-cell office:value-type="float" office:value="NaN">
                <text:p>NaN</text:p>
                <draw:g>
                  <svg:desc>QuickSort.C3:QuickSort.C23</svg:desc>
                </draw:g>
              </table:table-cell>
              <table:table-cell office:value-type="float" office:value="NaN">
                <text:p>NaN</text:p>
                <draw:g>
                  <svg:desc>QuickSort.D3:QuickSort.D23</svg:desc>
                </draw:g>
              </table:table-cell>
              <table:table-cell office:value-type="float" office:value="NaN">
                <text:p>NaN</text:p>
                <draw:g>
                  <svg:desc>QuickSort.E3:QuickSort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2cm" svg:height="9.755cm" xlink:href=".." xlink:type="simple" chart:class="chart:line" chart:style-name="ch1">
        <chart:legend chart:legend-position="end" svg:x="14.032cm" svg:y="3.831cm" style:legend-expansion="high" chart:style-name="ch2"/>
        <chart:plot-area chart:style-name="ch3" table:cell-range-address="Selección.A2:Selección.E23" chart:data-source-has-labels="both" svg:x="0.965cm" svg:y="0.205cm" svg:width="13.043cm" svg:height="8.905cm">
          <chart:coordinate-region svg:x="3.068cm" svg:y="0.404cm" svg:width="10.8cm" svg:height="7.39cm"/>
          <chart:axis chart:dimension="x" chart:name="primary-x" chart:style-name="ch4" chartooo:axis-type="auto">
            <chartooo:date-scale/>
            <chart:title svg:x="6.159cm" svg:y="9.195cm" chart:style-name="ch5">
              <text:p>Tamaño del array</text:p>
            </chart:title>
            <chart:categories table:cell-range-address="Selección.A3:Selección.A23"/>
            <chart:grid chart:style-name="ch6" chart:class="major"/>
          </chart:axis>
          <chart:axis chart:dimension="y" chart:name="primary-y" chart:style-name="ch4">
            <chart:title svg:x="0.07cm" svg:y="5.574cm" chart:style-name="ch7">
              <text:p>Tiempo (ns)</text:p>
            </chart:title>
            <chart:grid chart:style-name="ch6" chart:class="major"/>
          </chart:axis>
          <chart:series chart:style-name="ch8" chart:values-cell-range-address="Selección.B3:Selección.B23" chart:label-cell-address="Selección.B2:Selección.B2" chart:class="chart:line">
            <chart:data-point chart:repeated="21"/>
          </chart:series>
          <chart:series chart:style-name="ch9" chart:values-cell-range-address="Selección.C3:Selección.C23" chart:label-cell-address="Selección.C2:Selección.C2" chart:class="chart:line">
            <chart:data-point chart:repeated="21"/>
          </chart:series>
          <chart:series chart:style-name="ch10" chart:values-cell-range-address="Selección.D3:Selección.D23" chart:label-cell-address="Selección.D2:Selección.D2" chart:class="chart:line">
            <chart:data-point chart:repeated="21"/>
          </chart:series>
          <chart:series chart:style-name="ch11" chart:values-cell-range-address="Selección.E3:Selección.E23" chart:label-cell-address="Selección.E2:Selección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Selección.B2:Selección.B2</svg:desc>
                </draw:g>
              </table:table-cell>
              <table:table-cell office:value-type="string">
                <text:p>Prueba 2</text:p>
                <draw:g>
                  <svg:desc>Selección.C2:Selección.C2</svg:desc>
                </draw:g>
              </table:table-cell>
              <table:table-cell office:value-type="string">
                <text:p>Prueba 3</text:p>
                <draw:g>
                  <svg:desc>Selección.D2:Selección.D2</svg:desc>
                </draw:g>
              </table:table-cell>
              <table:table-cell office:value-type="string">
                <text:p>Media</text:p>
                <draw:g>
                  <svg:desc>Selección.E2:Selección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elección.A3:Selección.A23</svg:desc>
                </draw:g>
              </table:table-cell>
              <table:table-cell office:value-type="float" office:value="8359300">
                <text:p>8359300</text:p>
                <draw:g>
                  <svg:desc>Selección.B3:Selección.B23</svg:desc>
                </draw:g>
              </table:table-cell>
              <table:table-cell office:value-type="float" office:value="2640900">
                <text:p>2640900</text:p>
                <draw:g>
                  <svg:desc>Selección.C3:Selección.C23</svg:desc>
                </draw:g>
              </table:table-cell>
              <table:table-cell office:value-type="float" office:value="17423600">
                <text:p>17423600</text:p>
                <draw:g>
                  <svg:desc>Selección.D3:Selección.D23</svg:desc>
                </draw:g>
              </table:table-cell>
              <table:table-cell office:value-type="float" office:value="9474600">
                <text:p>9474600</text:p>
                <draw:g>
                  <svg:desc>Selección.E3:Selección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801900">
                <text:p>26801900</text:p>
              </table:table-cell>
              <table:table-cell office:value-type="float" office:value="24080100">
                <text:p>24080100</text:p>
              </table:table-cell>
              <table:table-cell office:value-type="float" office:value="21837500">
                <text:p>21837500</text:p>
              </table:table-cell>
              <table:table-cell office:value-type="float" office:value="24239833">
                <text:p>242398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2271800">
                <text:p>72271800</text:p>
              </table:table-cell>
              <table:table-cell office:value-type="float" office:value="93269200">
                <text:p>93269200</text:p>
              </table:table-cell>
              <table:table-cell office:value-type="float" office:value="81142000">
                <text:p>81142000</text:p>
              </table:table-cell>
              <table:table-cell office:value-type="float" office:value="82224666">
                <text:p>822246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8028200">
                <text:p>188028200</text:p>
              </table:table-cell>
              <table:table-cell office:value-type="float" office:value="176809400">
                <text:p>176809400</text:p>
              </table:table-cell>
              <table:table-cell office:value-type="float" office:value="246349700">
                <text:p>246349700</text:p>
              </table:table-cell>
              <table:table-cell office:value-type="float" office:value="203729100">
                <text:p>2037291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43094800">
                <text:p>343094800</text:p>
              </table:table-cell>
              <table:table-cell office:value-type="float" office:value="365906909">
                <text:p>365906909</text:p>
              </table:table-cell>
              <table:table-cell office:value-type="float" office:value="310137100">
                <text:p>310137100</text:p>
              </table:table-cell>
              <table:table-cell office:value-type="float" office:value="339712933">
                <text:p>33971293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36436500">
                <text:p>436436500</text:p>
              </table:table-cell>
              <table:table-cell office:value-type="float" office:value="408752300">
                <text:p>408752300</text:p>
              </table:table-cell>
              <table:table-cell office:value-type="float" office:value="350276700">
                <text:p>350276700</text:p>
              </table:table-cell>
              <table:table-cell office:value-type="float" office:value="398488500">
                <text:p>3984885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09771400">
                <text:p>509771400</text:p>
              </table:table-cell>
              <table:table-cell office:value-type="float" office:value="485731300">
                <text:p>485731300</text:p>
              </table:table-cell>
              <table:table-cell office:value-type="float" office:value="485817800">
                <text:p>485817800</text:p>
              </table:table-cell>
              <table:table-cell office:value-type="float" office:value="493773500">
                <text:p>4937735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68047000">
                <text:p>668047000</text:p>
              </table:table-cell>
              <table:table-cell office:value-type="float" office:value="652101100">
                <text:p>652101100</text:p>
              </table:table-cell>
              <table:table-cell office:value-type="float" office:value="691680200">
                <text:p>691680200</text:p>
              </table:table-cell>
              <table:table-cell office:value-type="float" office:value="670609433.333333">
                <text:p>670609433.333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53145300">
                <text:p>853145300</text:p>
              </table:table-cell>
              <table:table-cell office:value-type="float" office:value="848240900">
                <text:p>848240900</text:p>
              </table:table-cell>
              <table:table-cell office:value-type="float" office:value="850982600">
                <text:p>850982600</text:p>
              </table:table-cell>
              <table:table-cell office:value-type="float" office:value="850789600">
                <text:p>8507896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115843400">
                <text:p>1115843400</text:p>
              </table:table-cell>
              <table:table-cell office:value-type="float" office:value="1076628000">
                <text:p>1076628000</text:p>
              </table:table-cell>
              <table:table-cell office:value-type="float" office:value="1105835700">
                <text:p>1105835700</text:p>
              </table:table-cell>
              <table:table-cell office:value-type="float" office:value="1099435700">
                <text:p>10994357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33919300">
                <text:p>1333919300</text:p>
              </table:table-cell>
              <table:table-cell office:value-type="float" office:value="1330717800">
                <text:p>1330717800</text:p>
              </table:table-cell>
              <table:table-cell office:value-type="float" office:value="1324741900">
                <text:p>1324741900</text:p>
              </table:table-cell>
              <table:table-cell office:value-type="float" office:value="1329793000">
                <text:p>13297930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602746400">
                <text:p>1602746400</text:p>
              </table:table-cell>
              <table:table-cell office:value-type="float" office:value="1605222900">
                <text:p>1605222900</text:p>
              </table:table-cell>
              <table:table-cell office:value-type="float" office:value="1634870500">
                <text:p>1634870500</text:p>
              </table:table-cell>
              <table:table-cell office:value-type="float" office:value="1614279933.33333">
                <text:p>1614279933.333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908493200">
                <text:p>1908493200</text:p>
              </table:table-cell>
              <table:table-cell office:value-type="float" office:value="1907341500">
                <text:p>1907341500</text:p>
              </table:table-cell>
              <table:table-cell office:value-type="float" office:value="1905755200">
                <text:p>1905755200</text:p>
              </table:table-cell>
              <table:table-cell office:value-type="float" office:value="1907196633.33333">
                <text:p>1907196633.333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262147000">
                <text:p>2262147000</text:p>
              </table:table-cell>
              <table:table-cell office:value-type="float" office:value="2232797600">
                <text:p>2232797600</text:p>
              </table:table-cell>
              <table:table-cell office:value-type="float" office:value="2232243200">
                <text:p>2232243200</text:p>
              </table:table-cell>
              <table:table-cell office:value-type="float" office:value="2242395933.33333">
                <text:p>2242395933.333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004184500">
                <text:p>3004184500</text:p>
              </table:table-cell>
              <table:table-cell office:value-type="float" office:value="2973333100">
                <text:p>2973333100</text:p>
              </table:table-cell>
              <table:table-cell office:value-type="float" office:value="2982441300">
                <text:p>2982441300</text:p>
              </table:table-cell>
              <table:table-cell office:value-type="float" office:value="2986652966.66667">
                <text:p>2986652966.6666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424126000">
                <text:p>3424126000</text:p>
              </table:table-cell>
              <table:table-cell office:value-type="float" office:value="3390891800">
                <text:p>3390891800</text:p>
              </table:table-cell>
              <table:table-cell office:value-type="float" office:value="3404888900">
                <text:p>3404888900</text:p>
              </table:table-cell>
              <table:table-cell office:value-type="float" office:value="3406635566.66667">
                <text:p>3406635566.6666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424126000">
                <text:p>3424126000</text:p>
              </table:table-cell>
              <table:table-cell office:value-type="float" office:value="3390891800">
                <text:p>3390891800</text:p>
              </table:table-cell>
              <table:table-cell office:value-type="float" office:value="3404888900">
                <text:p>3404888900</text:p>
              </table:table-cell>
              <table:table-cell office:value-type="float" office:value="3406635566.66667">
                <text:p>3406635566.6666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3850276600">
                <text:p>3850276600</text:p>
              </table:table-cell>
              <table:table-cell office:value-type="float" office:value="3828928700">
                <text:p>3828928700</text:p>
              </table:table-cell>
              <table:table-cell office:value-type="float" office:value="3863149200">
                <text:p>3863149200</text:p>
              </table:table-cell>
              <table:table-cell office:value-type="float" office:value="3847451500">
                <text:p>38474515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802745500">
                <text:p>4802745500</text:p>
              </table:table-cell>
              <table:table-cell office:value-type="float" office:value="4812997700">
                <text:p>4812997700</text:p>
              </table:table-cell>
              <table:table-cell office:value-type="float" office:value="4801412900">
                <text:p>4801412900</text:p>
              </table:table-cell>
              <table:table-cell office:value-type="float" office:value="4805718700">
                <text:p>48057187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4802745500">
                <text:p>4802745500</text:p>
              </table:table-cell>
              <table:table-cell office:value-type="float" office:value="4812997700">
                <text:p>4812997700</text:p>
              </table:table-cell>
              <table:table-cell office:value-type="float" office:value="4801412900">
                <text:p>4801412900</text:p>
              </table:table-cell>
              <table:table-cell office:value-type="float" office:value="4805718700">
                <text:p>48057187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47363200">
                <text:p>5347363200</text:p>
              </table:table-cell>
              <table:table-cell office:value-type="float" office:value="5343753800">
                <text:p>5343753800</text:p>
              </table:table-cell>
              <table:table-cell office:value-type="float" office:value="5302400900">
                <text:p>5302400900</text:p>
              </table:table-cell>
              <table:table-cell office:value-type="float" office:value="5331172633.33333">
                <text:p>5331172633.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